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 style:data-style-name="N100"/>
    <style:style style:name="ce7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orth-83</text:p>
          </table:table-cell>
          <table:table-cell table:style-name="ce1" office:value-type="string" calcext:value-type="string">
            <text:p>ceForth</text:p>
          </table:table-cell>
          <table:table-cell table:style-name="ce1" office:value-type="string" calcext:value-type="string">
            <text:p>eForth.js</text:p>
          </table:table-cell>
          <table:table-cell table:style-name="ce1" office:value-type="string" calcext:value-type="string">
            <text:p>weForth</text:p>
          </table:table-cell>
          <table:table-cell table:style-name="ce1" office:value-type="string" calcext:value-type="string">
            <text:p>nanoForth</text:p>
          </table:table-cell>
          <table:table-cell table:style-name="ce1" office:value-type="string" calcext:value-type="string">
            <text:p>eForth1</text:p>
          </table:table-cell>
          <table:table-cell table:style-name="ce1" office:value-type="string" calcext:value-type="string">
            <text:p>Forth Word</text:p>
          </table:table-cell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ANS Forth</text:p>
          </table:table-cell>
          <table:table-cell table:style-name="ce1" office:value-type="string" calcext:value-type="string">
            <text:p>Description</text:p>
          </table:table-cell>
          <table:table-cell table:style-name="ce7"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FT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 table:visibility="filter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string" calcext:value-type="string">
            <text:p>FOR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 table:visibility="filter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 table:visibility="filter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 table:visibility="filter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table:style-name="ce8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 table:visibility="filter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 table:visibility="filter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 table:visibility="filter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 table:visibility="filter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word_set_full.A1:word_set_full.J549" table:display-filter-buttons="true">
          <table:filter>
            <table:filter-and>
              <table:filter-condition table:field-number="7" table:value="CORE" table:operator="=">
                <table:filter-set-item table:value="CORE"/>
                <table:filter-set-item table:value="CORE EX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3:51:19.03500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7T14:27:39.424433230</dc:date>
    <meta:editing-duration>PT7H50M8S</meta:editing-duration>
    <meta:editing-cycles>48</meta:editing-cycles>
    <meta:generator>LibreOffice/6.4.7.2$Linux_X86_64 LibreOffice_project/40$Build-2</meta:generator>
    <meta:document-statistic meta:table-count="1" meta:cell-count="2652" meta:object-count="0"/>
  </office:meta>
</office:document-meta>
</file>